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ease accept this letter as an expression of my interest in the System Developer position. I am a highly motivated and progress-focused Software Developer with a long-standing background in this industry. With a track record of initiative and dependability, I have devised strategic initiatives which I believe will prove valuable to NSSF.</text:p>
      <text:p text:style-name="Standard"/>
      <text:p text:style-name="Standard">Throughout my career, I have honed my expertise in innovation and creativity. I possess strong problem-solving abilities and excel at prioritizing and managing projects with efficiency. In my previous role, I actively contributed innovative ideas, fostered teamwork, and made valuable contributions to business improvements. I maintain a progressive mindset, staying abreast of the latest developments in my field. I have consistently demonstrated my effectiveness and collaborative nature, leveraging my strong problem-solving skills. I particularly enjoy engaging in collective brainstorming sessions, as they allow me to coordinate activities and guide the team towards achieving shared objectives.</text:p>
      <text:p text:style-name="Standard"/>
      <text:p text:style-name="Standard">Please take a moment to review my attached resume and credentials. I would greatly appreciate the opportunity to speak with you regarding my candidacy. Thank you for your consideration.</text:p>
      <text:p text:style-name="Standard"/>
      <text:p text:style-name="Standard">Sincerely, Nicholaus Som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0:08:59.578401723</meta:creation-date>
    <dc:date>2023-09-20T00:11:35.068380469</dc:date>
    <meta:editing-duration>PT2M38S</meta:editing-duration>
    <meta:editing-cycles>1</meta:editing-cycles>
    <meta:document-statistic meta:table-count="0" meta:image-count="0" meta:object-count="0" meta:page-count="1" meta:paragraph-count="4" meta:word-count="179" meta:character-count="1251" meta:non-whitespace-character-count="1076"/>
    <meta:generator>LibreOffice/7.3.7.2$Linux_X86_64 LibreOffice_project/30$Build-2</meta:generator>
  </office:meta>
</office:document-meta>
</file>